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Hindi1" svg:font-family="'Lohit Hind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Hindi1" svg:font-family="'Lohit Hind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fals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fals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Заголовок" style:family="paragraph" style:parent-style-name="Standard" style:next-style-name="Основной_20_текст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Основной_20_текст" style:display-name="Основной текст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Список" style:family="paragraph" style:parent-style-name="Основной_20_текст" style:default-outline-level="">
      <style:text-properties style:font-name-complex="Mangal" style:font-family-complex="Mangal" style:font-family-generic-complex="system" style:font-pitch-complex="variable"/>
    </style:style>
    <style:style style:name="Название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4-02-28T16:29:10</meta:creation-date>
    <dc:language>ru-RU</dc:language>
    <meta:editing-cycles>0</meta:editing-cycles>
    <meta:editing-duration>P0D</meta:editing-duration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